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62a73b" draw:textarea-horizontal-align="justify" draw:textarea-vertical-align="middle" draw:auto-grow-height="false" fo:min-height="1.55cm" fo:min-width="2.9cm"/>
    </style:style>
    <style:style style:name="gr2" style:family="graphic" style:parent-style-name="standard">
      <style:graphic-properties svg:stroke-color="#000000" svg:stroke-opacity="80%" draw:fill-color="#ffffff" draw:opacity="0%" draw:opacity-name="" draw:textarea-horizontal-align="justify" draw:textarea-vertical-align="middle" draw:auto-grow-height="false" fo:min-height="7.079cm" fo:min-width="9.104cm" fo:wrap-option="no-wrap"/>
    </style:style>
    <style:style style:name="gr3" style:family="graphic" style:parent-style-name="standard">
      <style:graphic-properties svg:stroke-color="#000000" draw:fill-color="#21409a" draw:opacity="100%" draw:opacity-name="Transparency_20_1" draw:textarea-horizontal-align="justify" draw:textarea-vertical-align="middle" draw:auto-grow-height="false" fo:min-height="1.518cm" fo:min-width="1.268cm"/>
    </style:style>
    <style:style style:name="gr4" style:family="graphic" style:parent-style-name="objectwithoutfill">
      <style:graphic-properties draw:fill="none" draw:textarea-vertical-align="middle"/>
    </style:style>
    <style:style style:name="gr5" style:family="graphic" style:parent-style-name="standard">
      <style:graphic-properties svg:stroke-color="#000000" draw:fill-color="#e8e8e8" draw:opacity="100%" draw:opacity-name="Transparency_20_1" draw:textarea-horizontal-align="justify" draw:textarea-vertical-align="middle" draw:auto-grow-height="false" fo:min-height="1.518cm" fo:min-width="1.268cm"/>
    </style:style>
    <style:style style:name="gr6" style:family="graphic" style:parent-style-name="standard">
      <style:graphic-properties svg:stroke-color="#000000" draw:fill-color="#eeeeee" draw:opacity="100%" draw:opacity-name="Transparency_20_1" draw:textarea-horizontal-align="justify" draw:textarea-vertical-align="middle" draw:auto-grow-height="false" fo:min-height="1.518cm" fo:min-width="1.268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color="#62a73b"/>
      <style:paragraph-properties fo:text-align="center"/>
    </style:style>
    <style:style style:name="P3" style:family="paragraph">
      <loext:graphic-properties draw:fill-color="#ffffff" draw:opacity="0%"/>
      <style:paragraph-properties fo:text-align="center"/>
    </style:style>
    <style:style style:name="P4" style:family="paragraph">
      <style:paragraph-properties fo:text-align="center"/>
      <style:text-properties fo:font-size="18pt" style:font-size-asian="18pt" style:font-size-complex="18pt"/>
    </style:style>
    <style:style style:name="P5" style:family="paragraph">
      <loext:graphic-properties draw:fill-color="#21409a" draw:opacity="100%" draw:opacity-name="Transparency_20_1"/>
      <style:paragraph-properties fo:text-align="center"/>
      <style:text-properties fo:font-size="18pt" style:font-size-asian="18pt" style:font-size-complex="18pt"/>
    </style:style>
    <style:style style:name="P6" style:family="paragraph">
      <loext:graphic-properties draw:fill="none"/>
      <style:paragraph-properties fo:text-align="center"/>
    </style:style>
    <style:style style:name="P7" style:family="paragraph">
      <loext:graphic-properties draw:fill-color="#21409a" draw:opacity="100%" draw:opacity-name="Transparency_20_1"/>
      <style:paragraph-properties fo:text-align="center"/>
    </style:style>
    <style:style style:name="P8" style:family="paragraph">
      <loext:graphic-properties draw:fill-color="#e8e8e8" draw:opacity="100%" draw:opacity-name="Transparency_20_1"/>
      <style:paragraph-properties fo:text-align="center"/>
    </style:style>
    <style:style style:name="P9" style:family="paragraph">
      <loext:graphic-properties draw:fill-color="#eeeeee" draw:opacity="100%" draw:opacity-name="Transparency_20_1"/>
      <style:paragraph-properties fo:text-align="center"/>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3.4cm" svg:height="1.8cm" svg:x="4.2cm" svg:y="13.3cm">
          <text:p text:style-name="P1">Client</text:p>
          <draw:enhanced-geometry svg:viewBox="0 0 21600 21600" draw:type="rectangle" draw:enhanced-path="M 0 0 L 21600 0 21600 21600 0 21600 0 0 Z N"/>
        </draw:custom-shape>
        <draw:custom-shape draw:style-name="gr1" draw:text-style-name="P2" xml:id="id4" draw:id="id4" draw:layer="layout" svg:width="3.4cm" svg:height="1.8cm" svg:x="2.8cm" svg:y="8.9cm">
          <text:p text:style-name="P1">Client</text:p>
          <draw:enhanced-geometry svg:viewBox="0 0 21600 21600" draw:type="rectangle" draw:enhanced-path="M 0 0 L 21600 0 21600 21600 0 21600 0 0 Z N"/>
        </draw:custom-shape>
        <draw:custom-shape draw:style-name="gr1" draw:text-style-name="P2" xml:id="id3" draw:id="id3" draw:layer="layout" svg:width="3.4cm" svg:height="1.8cm" svg:x="3.9cm" svg:y="4.8cm">
          <text:p text:style-name="P1">Client</text:p>
          <draw:enhanced-geometry svg:viewBox="0 0 21600 21600" draw:type="rectangle" draw:enhanced-path="M 0 0 L 21600 0 21600 21600 0 21600 0 0 Z N"/>
        </draw:custom-shape>
        <draw:custom-shape draw:style-name="gr2" draw:text-style-name="P3" draw:layer="layout" svg:width="14.7cm" svg:height="11.3cm" svg:x="11.7cm" svg:y="4.8cm">
          <text:p text:style-name="P1">The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 draw:id="id2">
          <draw:custom-shape draw:style-name="gr3" draw:text-style-name="P5" draw:layer="layout" svg:width="2.5cm" svg:height="2.5cm" svg:x="14.2cm" svg:y="6.6cm">
            <text:p text:style-name="P4"><text:span text:style-name="T1">Publ</text:span><text:span text:style-name="T1">ic </text:span></text:p>
            <text:p text:style-name="P4"><text:span text:style-name="T1">nod</text:span><text:span text:style-name="T1">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4" draw:text-style-name="P6" draw:layer="layout" draw:type="line" svg:x1="14.853cm" svg:y1="11.4cm" svg:x2="15.45cm" svg:y2="9.1cm" draw:start-shape="id1" draw:start-glue-point="0" draw:end-shape="id2" svg:d="M14853 11400l597-2300" svg:viewBox="0 0 598 2301">
          <text:p/>
        </draw:connector>
        <draw:g xml:id="id1" draw:id="id1">
          <draw:custom-shape draw:style-name="gr3" draw:text-style-name="P7" draw:layer="layout" svg:width="2.5cm" svg:height="2.5cm" svg:x="13.603cm" svg:y="11.4cm">
            <text:p text:style-name="P1">Public</text:p>
            <text:p text:style-name="P1">nod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8" draw:id="id8">
          <draw:custom-shape draw:style-name="gr5" draw:text-style-name="P8" draw:layer="layout" svg:width="2.5cm" svg:height="2.5cm" svg:x="22.397cm" svg:y="7.7cm">
            <text:p text:style-name="P1">Internal </text:p>
            <text:p text:style-name="P1">nod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6" draw:id="id6">
          <draw:custom-shape draw:style-name="gr5" draw:text-style-name="P8" draw:layer="layout" svg:width="2.5cm" svg:height="2.5cm" svg:x="18.997cm" svg:y="11.5cm">
            <text:p text:style-name="P1">Internal</text:p>
            <text:p text:style-name="P1">nod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7" draw:id="id7">
          <draw:custom-shape draw:style-name="gr6" draw:text-style-name="P9" draw:layer="layout" svg:width="2.5cm" svg:height="2.5cm" svg:x="17.9cm" svg:y="6.5cm">
            <text:p text:style-name="P1">Internal</text:p>
            <text:p text:style-name="P1">nod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7" draw:text-style-name="P6" draw:layer="layout" draw:type="line" svg:x1="7.3cm" svg:y1="5.7cm" svg:x2="14.2cm" svg:y2="7.85cm" draw:start-shape="id3" draw:start-glue-point="1" draw:end-shape="id2" draw:end-glue-point="3" svg:d="M7300 5700l6900 2150" svg:viewBox="0 0 6901 2151">
          <text:p text:style-name="P1">protocol </text:p>
          <text:p text:style-name="P1">connection</text:p>
        </draw:connector>
        <draw:connector draw:style-name="gr4" draw:text-style-name="P6" draw:layer="layout" draw:type="line" svg:x1="6.2cm" svg:y1="9.8cm" svg:x2="14.2cm" svg:y2="7.85cm" draw:start-shape="id4" draw:start-glue-point="1" draw:end-shape="id2" draw:end-glue-point="3" svg:d="M6200 9800l8000-1950" svg:viewBox="0 0 8001 1951">
          <text:p/>
        </draw:connector>
        <draw:connector draw:style-name="gr4" draw:text-style-name="P6" draw:layer="layout" draw:type="line" svg:x1="7.6cm" svg:y1="14.2cm" svg:x2="13.603cm" svg:y2="12.65cm" draw:start-shape="id5" draw:start-glue-point="1" draw:end-shape="id1" draw:end-glue-point="3" svg:d="M7600 14200l6003-1550" svg:viewBox="0 0 6004 1551">
          <text:p/>
        </draw:connector>
        <draw:connector draw:style-name="gr4" draw:text-style-name="P6" draw:layer="layout" draw:type="line" svg:x1="16.103cm" svg:y1="12.65cm" svg:x2="18.997cm" svg:y2="12.75cm" draw:start-shape="id1" draw:start-glue-point="1" draw:end-shape="id6" draw:end-glue-point="3" svg:d="M16103 12650l2894 100" svg:viewBox="0 0 2895 101">
          <text:p/>
        </draw:connector>
        <draw:connector draw:style-name="gr4" draw:text-style-name="P6" draw:layer="layout" draw:type="line" svg:x1="16.7cm" svg:y1="7.85cm" svg:x2="17.9cm" svg:y2="7.75cm" draw:start-shape="id2" draw:start-glue-point="1" draw:end-shape="id7" svg:d="M16700 7850l1200-100" svg:viewBox="0 0 1201 101">
          <text:p/>
        </draw:connector>
        <draw:connector draw:style-name="gr4" draw:text-style-name="P6" draw:layer="layout" draw:type="line" svg:x1="20.4cm" svg:y1="7.75cm" svg:x2="22.397cm" svg:y2="8.95cm" draw:start-shape="id7" draw:start-glue-point="1" draw:end-shape="id8" draw:end-glue-point="3" svg:d="M20400 7750l1997 1200" svg:viewBox="0 0 1998 12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5T20:11:29.313409049</meta:creation-date>
    <meta:generator>LibreOffice/6.0.7.3$Linux_X86_64 LibreOffice_project/00m0$Build-3</meta:generator>
    <dc:date>2019-12-05T20:41:56.965225857</dc:date>
    <meta:editing-duration>PT19M39S</meta:editing-duration>
    <meta:editing-cycles>6</meta:editing-cycles>
    <meta:document-statistic meta:object-count="21"/>
  </office:meta>
</office:document-meta>
</file>